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400000143DB3174CF14B4C1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078in" svg:height="3.4638in" draw:z-index="0"><draw:image xlink:href="Pictures/100000000000051400000143DB3174CF14B4C1A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58:32.300000000</meta:creation-date>
    <dc:date>2019-01-30T19:59:37.096000000</dc:date>
    <meta:editing-duration>PT1M5S</meta:editing-duration>
    <meta:editing-cycles>2</meta:editing-cycles>
    <meta:generator>LibreOffice/6.0.6.2$Windows_X86_64 LibreOffice_project/0c292870b25a325b5ed35f6b45599d2ea4458e77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